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language="en" fo:country="US" officeooo:rsid="00194457" officeooo:paragraph-rsid="00194457"/>
    </style:style>
    <style:style style:name="P2" style:family="paragraph" style:parent-style-name="Heading_20_1">
      <style:text-properties fo:language="en" fo:country="US" officeooo:paragraph-rsid="001cd862"/>
    </style:style>
    <style:style style:name="P3" style:family="paragraph" style:parent-style-name="Text_20_body">
      <style:text-properties fo:language="en" fo:country="US" officeooo:rsid="001a7208" officeooo:paragraph-rsid="001a7208"/>
    </style:style>
    <style:style style:name="P4" style:family="paragraph" style:parent-style-name="Text_20_body">
      <style:text-properties fo:language="en" fo:country="US" officeooo:rsid="001b54a1" officeooo:paragraph-rsid="001b54a1"/>
    </style:style>
    <style:style style:name="P5" style:family="paragraph" style:parent-style-name="Text_20_body">
      <style:text-properties fo:language="en" fo:country="US" officeooo:rsid="001b9349" officeooo:paragraph-rsid="001b9349"/>
    </style:style>
    <style:style style:name="P6" style:family="paragraph" style:parent-style-name="Text_20_body">
      <style:text-properties fo:language="en" fo:country="US" officeooo:paragraph-rsid="001ea249"/>
    </style:style>
    <style:style style:name="P7" style:family="paragraph" style:parent-style-name="Text_20_body">
      <style:text-properties fo:language="en" fo:country="US" officeooo:rsid="001c7918" officeooo:paragraph-rsid="001c7918"/>
    </style:style>
    <style:style style:name="P8" style:family="paragraph" style:parent-style-name="Text_20_body">
      <style:text-properties fo:language="en" fo:country="US" officeooo:rsid="001cd4be" officeooo:paragraph-rsid="001cd4be"/>
    </style:style>
    <style:style style:name="P9" style:family="paragraph" style:parent-style-name="Text_20_body">
      <style:text-properties fo:language="en" fo:country="US" officeooo:rsid="0020fe3f" officeooo:paragraph-rsid="0020fe3f"/>
    </style:style>
    <style:style style:name="P10" style:family="paragraph" style:parent-style-name="Text_20_body" style:list-style-name="L1">
      <style:text-properties fo:language="en" fo:country="US" officeooo:rsid="0020fe3f" officeooo:paragraph-rsid="0020fe3f"/>
    </style:style>
    <style:style style:name="P11" style:family="paragraph" style:parent-style-name="Heading_20_2">
      <style:text-properties fo:language="en" fo:country="US" officeooo:rsid="00194457" officeooo:paragraph-rsid="00194457"/>
    </style:style>
    <style:style style:name="P12" style:family="paragraph" style:parent-style-name="Heading_20_3">
      <style:text-properties fo:language="en" fo:country="US" officeooo:rsid="001ea249" officeooo:paragraph-rsid="001ea249"/>
    </style:style>
    <style:style style:name="P13" style:family="paragraph" style:parent-style-name="Heading_20_3">
      <style:text-properties fo:language="en" fo:country="US" officeooo:rsid="00194457" officeooo:paragraph-rsid="00194457"/>
    </style:style>
    <style:style style:name="T1" style:family="text">
      <style:text-properties officeooo:rsid="001cd862"/>
    </style:style>
    <style:style style:name="T2" style:family="text">
      <style:text-properties officeooo:rsid="001ea249"/>
    </style:style>
    <style:style style:name="T3" style:family="text">
      <style:text-properties officeooo:rsid="0022f6ea"/>
    </style:style>
    <style:style style:name="T4" style:family="text">
      <style:text-properties officeooo:rsid="00246b40"/>
    </style:style>
    <style:style style:name="T5" style:family="text">
      <style:text-properties officeooo:rsid="0024fee0"/>
    </style:style>
    <style:style style:name="T6" style:family="text">
      <style:text-properties officeooo:rsid="0026d4fc"/>
    </style:style>
    <style:style style:name="T7" style:family="text">
      <style:text-properties officeooo:rsid="0027ffd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Introduction</text:h>
      <text:p text:style-name="P3">A general description of the problem being solved in this thesis. Definitions of some basic terms, such as reference sequence and reads.</text:p>
      <text:h text:style-name="P11" text:outline-level="2">The problem</text:h>
      <text:p text:style-name="P4">More formal and more detailed description of the problem and associated terms. Definition of additional terms (k-mer, base quality, read position, CIGAR string, hard-clipping and soft-clipping, paired end reads).</text:p>
      <text:h text:style-name="P11" text:outline-level="2">Known <text:span text:style-name="T2">Approaches</text:span></text:h>
      <text:p text:style-name="P5">Information about two major approaches used to solve the problem – de Bruin and OLC graphs. Description of several algorithms (taken from their papers).</text:p>
      <text:h text:style-name="P12" text:outline-level="3">De Bruin Graphs</text:h>
      <text:p text:style-name="P6"/>
      <text:h text:style-name="P12" text:outline-level="3">OLC Graphs</text:h>
      <text:p text:style-name="P6"/>
      <text:h text:style-name="P1" text:outline-level="1">My <text:span text:style-name="T3">A</text:span>lgorithm</text:h>
      <text:p text:style-name="P7">Basic outline of my algorithm (that it is based on building a structure very similar to a de Bruin graph, how individual variants are deduced and how a variant graph is built and used to extract genotype phasing information).</text:p>
      <text:h text:style-name="P11" text:outline-level="2">Building the De Bruing Graphs</text:h>
      <text:p text:style-name="P8">Describes my variant of de Bruin Graph used in the algorithm and information stored under its individual edges and vertices.</text:p>
      <text:h text:style-name="P13" text:outline-level="3">Reference sequence</text:h>
      <text:p text:style-name="P8">Provides <text:span text:style-name="T4">information</text:span> about how a reference sequence (its relevant part) is transformed into the graph.</text:p>
      <text:h text:style-name="P13" text:outline-level="3">Reads</text:h>
      <text:p text:style-name="P8">Information about the process of adding individual reads into the graph, including steps made for the optimization phase.</text:p>
      <text:h text:style-name="P13" text:outline-level="3">Optimization</text:h>
      <text:p text:style-name="P8">Graph structure optimizations (where helper vertices (and edges) are inserted to the graph, removing </text:p>
      <text:h text:style-name="P11" text:outline-level="2"><text:soft-page-break/>Variant Detection</text:h>
      <text:p text:style-name="P8">How variants are deduced from the graph.</text:p>
      <text:h text:style-name="P11" text:outline-level="2">Variant Graph</text:h>
      <text:p text:style-name="P8">How variants extracted from the de Bruin graph are used to built so-called variant graph and how it is used (in detail) to <text:span text:style-name="T6">find</text:span> <text:span text:style-name="T5">im</text:span>probable variants and genotype phasing. </text:p>
      <text:h text:style-name="P2" text:outline-level="1"><text:span text:style-name="T1">Results</text:span></text:h>
      <text:p text:style-name="P9">Shows results of my algorithm compared to some other <text:span text:style-name="T7">tool sets</text:span> (fermi.kit, GATK). In ideal case, two data sets would be used for evaluation of the algorithm quality:</text:p>
      <text:list xml:id="list1747323405509359894" text:style-name="L1">
        <text:list-item>
          <text:p text:style-name="P10">High-coverage data. Since VCFs produced by Fermi and GATK are available for the data set, my algorithm can be compared against them. It will be also compared to results generated by Fermi when run at individual regions (which is more similar to the way my algorithm works).</text:p>
        </text:list-item>
        <text:list-item>
          <text:p text:style-name="P10">“Golden standard“ (if possible). Except the official results, Fermi will be run on individual small regions again. There seem not to be any VCFs produced by Fermi or GATK available.</text:p>
        </text:list-item>
      </text:list>
      <text:p text:style-name="P9">The rtgeval tool will be used to compare the results. The differences (especially variantsnot detected by my algorithm but present in VCFs generated by multiple other algorithms (Fermi, GATK) will be examined and explained, if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7T10:47:30.856000000</meta:creation-date>
    <dc:date>2017-04-07T14:34:09.749000000</dc:date>
    <meta:editing-duration>PT3H31M25S</meta:editing-duration>
    <meta:editing-cycles>15</meta:editing-cycles>
    <meta:generator>LibreOffice/5.1.5.2$Windows_x86 LibreOffice_project/7a864d8825610a8c07cfc3bc01dd4fce6a9447e5</meta:generator>
    <meta:document-statistic meta:table-count="0" meta:image-count="0" meta:object-count="0" meta:page-count="2" meta:paragraph-count="27" meta:word-count="385" meta:character-count="2417" meta:non-whitespace-character-count="2058"/>
  </office:meta>
</office:document-meta>
</file>